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
      <text:p text:style-name="Standard">METHOD MISSING</text:p>
      <text:p text:style-name="Standard">Good Morning !!!!! Today let us discuss how to handle methods which are not defined using method_missing() magic of metaprogramming.what happens when you go to a house and enquire about people who is not present <text:s/>in the house definitely they will say “no<text:s/>person in that name here” same in ruby when you call a method which is not really present ,ruby searches it in base class and searches up to ancestor chain up to object and then enters in to kernel.if ruby does not find the method anywhere then it admit the failure by surrendering in to method_missing() method which is instance method of Kernel .which every object inherits . It will throw you “No Method error”</text:p>
      <text:p text:style-name="Standard"/>
      <text:p text:style-name="Standard">but we are fortunate to use Ruby which provide metaprogramming features to handle method that really doesnt exist by overriding method_missing() .</text:p>
      <text:p text:style-name="Standard"/>
      <text:p text:style-name="Standard">class Hunter</text:p>
      <text:p text:style-name="Standard"><text:tab/>def method_missing(method_name,*args)</text:p>
      <text:p text:style-name="Standard"><text:s/><text:tab/><text:s text:c="2"/>puts " name #{method_name} and his weight,height : (#{args.join(',')})"</text:p>
      <text:p text:style-name="Standard"><text:s/><text:tab/><text:s text:c="2"/>puts "block is presend" if block_given?</text:p>
      <text:p text:style-name="Standard"><text:tab/>end</text:p>
      <text:p text:style-name="Standard">end</text:p>
      <text:p text:style-name="Standard"/>
      <text:p text:style-name="Standard">hunt=Hunter.new</text:p>
      <text:p text:style-name="Standard">hunt.vinod 82,180 do</text:p>
      <text:p text:style-name="Standard">puts "this is block"</text:p>
      <text:p text:style-name="Standard">end</text:p>
      <text:p text:style-name="Standard"/>
      <text:p text:style-name="Standard"/>
      <text:p text:style-name="Standard">GHOST METHODS</text:p>
      <text:p text:style-name="Standard">*call to methods that really doesnt exist ,method_missing() handles the method and performs the<text:s/>necessary<text:s/>action these are called ghost methods</text:p>
      <text:p text:style-name="Standard">"if they ask you something and you<text:s/>don’t<text:s/>understand do this"</text:p>
      <text:p text:style-name="Standard"/>
      <text:p text:style-name="Standard">Dynamic Proxy</text:p>
      <text:p text:style-name="Standard">*object that catches ghost method and forward them to another object with wrapping some login around the call is called Dynamic proxy.</text:p>
      <text:p text:style-name="Standard"/>
      <text:p text:style-name="Standard">Here Comes sample to make it more clear</text:p>
      <text:p text:style-name="Standard">class DataSource <text:s/>#DataSource where it stores the information about resources and project of every domain</text:p>
      <text:p text:style-name="Standard"/>
      <text:p text:style-name="Standard"><text:s/>def get_ruby_resource(location_id)</text:p>
      <text:p text:style-name="Standard"><text:s/><text:tab/>"23"</text:p>
      <text:p text:style-name="Standard"><text:s/>end</text:p>
      <text:p text:style-name="Standard"/>
      <text:p text:style-name="Standard"><text:s/>def get_ruby_projects(location_id)</text:p>
      <text:p text:style-name="Standard"><text:s/><text:tab/>"Clear trip,Twitter,Github"</text:p>
      <text:p text:style-name="Standard"><text:s/>end</text:p>
      <text:p text:style-name="Standard"><text:s/></text:p>
      <text:p text:style-name="Standard"><text:s/>def get_java_resource(location_id)</text:p>
      <text:p text:style-name="Standard"><text:s/><text:tab/>"50"</text:p>
      <text:p text:style-name="Standard"><text:s/>end</text:p>
      <text:p text:style-name="Standard"/>
      <text:p text:style-name="Standard"><text:s/>def get_java_projects(location_id)</text:p>
      <text:soft-page-break/>
      <text:p text:style-name="Standard"><text:s/><text:tab/>"flipkart,google+"</text:p>
      <text:p text:style-name="Standard"><text:s/>end</text:p>
      <text:p text:style-name="Standard"/>
      <text:p text:style-name="Standard"><text:s/>def get_php_resource(location_id)</text:p>
      <text:p text:style-name="Standard"><text:s/><text:tab/>"43"</text:p>
      <text:p text:style-name="Standard"><text:s/>end</text:p>
      <text:p text:style-name="Standard"/>
      <text:p text:style-name="Standard"><text:s/>def get_php_projects(location_id)</text:p>
      <text:p text:style-name="Standard"><text:s/><text:tab/>"facebook,orkut"</text:p>
      <text:p text:style-name="Standard"><text:s/>end</text:p>
      <text:p text:style-name="Standard"/>
      <text:p text:style-name="Standard">end</text:p>
      <text:p text:style-name="Standard"/>
      <text:p text:style-name="Standard">class RefDomain</text:p>
      <text:p text:style-name="Standard"/>
      <text:p text:style-name="Standard"><text:tab/></text:p>
      <text:p text:style-name="Standard"><text:tab/>def initialize(location_id,data_source)</text:p>
      <text:p text:style-name="Standard"><text:tab/><text:tab/>@id=location_id</text:p>
      <text:p text:style-name="Standard"><text:tab/><text:tab/>@ds=data_source</text:p>
      <text:p text:style-name="Standard"><text:tab/>end</text:p>
      <text:p text:style-name="Standard"/>
      <text:p text:style-name="Standard"><text:tab/>def method_missing(name)</text:p>
      <text:p text:style-name="Standard"><text:tab/><text:tab/>super if ! @ds.respond_to?("get_#{name}_resource") <text:s/># check get_*_resource is present in DataSource <text:s/>if not call method_missing() in kernel to throw no method error.</text:p>
      <text:p text:style-name="Standard"><text:tab/><text:tab/>resource=@ds.send "get_#{name}_resource",@id <text:s/></text:p>
      <text:p text:style-name="Standard"><text:tab/><text:tab/>projects=@ds.send "get_#{name}_projects",@id</text:p>
      <text:p text:style-name="Standard"><text:tab/><text:tab/>conclusion="#{name.to_s.upcase!}:#{resource} resources and #{projects}"</text:p>
      <text:p text:style-name="Standard"><text:tab/><text:tab/>return "enough #{conclusion}" if resource.to_i &gt;30</text:p>
      <text:p text:style-name="Standard"><text:tab/><text:tab/>conclusion</text:p>
      <text:p text:style-name="Standard"><text:tab/>end</text:p>
      <text:p text:style-name="Standard"><text:tab/></text:p>
      <text:p text:style-name="Standard">end</text:p>
      <text:p text:style-name="Standard">d=RefDomain.new(2,DataSource.new)</text:p>
      <text:p text:style-name="Standard">puts d.ruby # &gt; RUBY:23 resources and Clear trip,Twitter,Github</text:p>
      <text:p text:style-name="Standard">puts d.java # &gt; enough JAVA:50 resources and flipkart,google+</text:p>
      <text:p text:style-name="Standard">puts d.php # &gt; enough PHP:43 resources and facebook,orkut</text:p>
      <text:p text:style-name="Standard">puts d.net # &gt; no Method error</text:p>
      <text:p text:style-name="Standard"/>
      <text:p text:style-name="Standard">Explanation:</text:p>
      <text:p text:style-name="Standard">Here when a <text:s/>unknown method is called it calls the method_missing() and first it checks whether the method name is present in the Datasource if not then call ‘super’ which calls the method_missing() in kernel which throws no method error otherwise it will execute the corresponding method in Datasource.</text:p>
      <text:p text:style-name="Standard"/>
      <text:p text:style-name="Standard"/>
      <text:p text:style-name="Standard">OVERRIDDING RESPOND_TO</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 Vinod</meta:initial-creator>
    <dc:creator>vm1</dc:creator>
    <meta:creation-date>2014-02-03T09:45:00Z</meta:creation-date>
    <dc:date>2014-02-03T15:26:00Z</dc:date>
    <meta:template xlink:href="Normal.dotm" xlink:type="simple"/>
    <meta:editing-cycles>1</meta:editing-cycles>
    <meta:editing-duration>PT7140S</meta:editing-duration>
    <meta:document-statistic meta:page-count="2" meta:paragraph-count="6" meta:word-count="459" meta:character-count="3074" meta:row-count="21" meta:non-whitespace-character-count="2621"/>
  </office:meta>
</office:document-meta>
</file>